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4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2.097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3437in"/>
    </style:style>
    <style:style style:name="co9" style:family="table-column">
      <style:table-column-properties fo:break-before="auto" style:column-width="1.19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stCase</text:p>
          </table:table-cell>
          <table:table-cell office:value-type="string">
            <text:p>Keyword</text:p>
          </table:table-cell>
          <table:table-cell office:value-type="string">
            <text:p>Object</text:p>
          </table:table-cell>
          <table:table-cell office:value-type="string">
            <text:p>ObjectType</text:p>
          </table:table-cell>
          <table:table-cell office:value-type="string">
            <text:p>value</text:p>
          </table:table-cell>
          <table:table-cell office:value-type="string">
            <text:p>DDType</text:p>
          </table:table-cell>
        </table:table-row>
        <table:table-row table:style-name="ro2">
          <table:table-cell office:value-type="string">
            <text:p>Login In OrangeHRM Applica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OTOURL</text:p>
          </table:table-cell>
          <table:table-cell table:number-columns-repeated="2"/>
          <table:table-cell office:value-type="string">
            <text:p>url</text:p>
          </table:table-cell>
          <table:table-cell/>
        </table:table-row>
        <table:table-row table:style-name="ro2">
          <table:table-cell/>
          <table:table-cell office:value-type="string">
            <text:p>THREAD_SLEE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TTEXT</text:p>
          </table:table-cell>
          <table:table-cell office:value-type="string">
            <text:p>username</text:p>
          </table:table-cell>
          <table:table-cell office:value-type="string">
            <text:p>name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/>
          <table:table-cell office:value-type="string">
            <text:p>THREAD_SLEE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TTEXT</text:p>
          </table:table-cell>
          <table:table-cell office:value-type="string">
            <text:p>password</text:p>
          </table:table-cell>
          <table:table-cell office:value-type="string">
            <text:p>name</text:p>
          </table:table-cell>
          <table:table-cell office:value-type="string">
            <text:p>admin123</text:p>
          </table:table-cell>
          <table:table-cell/>
        </table:table-row>
        <table:table-row table:style-name="ro2">
          <table:table-cell/>
          <table:table-cell office:value-type="string">
            <text:p>THREAD_SLEE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ICK</text:p>
          </table:table-cell>
          <table:table-cell office:value-type="string">
            <text:p>loginButton</text:p>
          </table:table-cell>
          <table:table-cell office:value-type="string">
            <text:p>xpath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READ_SLEE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LOSEBROWSER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row table:style-name="ro2">
          <table:table-cell office:value-type="string">
            <text:p>TestCase</text:p>
          </table:table-cell>
          <table:table-cell office:value-type="string">
            <text:p>Keyword</text:p>
          </table:table-cell>
          <table:table-cell office:value-type="string">
            <text:p>Object</text:p>
          </table:table-cell>
          <table:table-cell office:value-type="string">
            <text:p>ObjectType</text:p>
          </table:table-cell>
          <table:table-cell office:value-type="string">
            <text:p>value</text:p>
          </table:table-cell>
          <table:table-cell office:value-type="string">
            <text:p>DDType</text:p>
          </table:table-cell>
        </table:table-row>
        <table:table-row table:style-name="ro2">
          <table:table-cell office:value-type="string">
            <text:p>Login to WebOrders Application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OTOURL</text:p>
          </table:table-cell>
          <table:table-cell table:number-columns-repeated="2"/>
          <table:table-cell office:value-type="string">
            <text:p>urlWebOrder</text:p>
          </table:table-cell>
          <table:table-cell/>
        </table:table-row>
        <table:table-row table:style-name="ro2">
          <table:table-cell/>
          <table:table-cell office:value-type="string">
            <text:p>SETTEXT</text:p>
          </table:table-cell>
          <table:table-cell office:value-type="string">
            <text:p>iduname</text:p>
          </table:table-cell>
          <table:table-cell office:value-type="string">
            <text:p>id</text:p>
          </table:table-cell>
          <table:table-cell office:value-type="string">
            <text:p>Tester</text:p>
          </table:table-cell>
          <table:table-cell/>
        </table:table-row>
        <table:table-row table:style-name="ro2">
          <table:table-cell/>
          <table:table-cell office:value-type="string">
            <text:p>SETTEXT</text:p>
          </table:table-cell>
          <table:table-cell office:value-type="string">
            <text:p>idupass</text:p>
          </table:table-cell>
          <table:table-cell office:value-type="string">
            <text:p>id</text:p>
          </table:table-cell>
          <table:table-cell office:value-type="string">
            <text:p>test</text:p>
          </table:table-cell>
          <table:table-cell/>
        </table:table-row>
        <table:table-row table:style-name="ro2">
          <table:table-cell/>
          <table:table-cell office:value-type="string">
            <text:p>CLICK</text:p>
          </table:table-cell>
          <table:table-cell office:value-type="string">
            <text:p>idloginButton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LICK</text:p>
          </table:table-cell>
          <table:table-cell office:value-type="string">
            <text:p>linklogout</text:p>
          </table:table-cell>
          <table:table-cell office:value-type="string">
            <text:p>link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LOSEBROWSER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9">09/29/2022</text:date>, <text:time>10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07:43:18.86</meta:creation-date>
    <dc:date>2022-09-29T10:28:30.14</dc:date>
    <meta:editing-duration>P2DT1H36M33S</meta:editing-duration>
    <meta:editing-cycles>1</meta:editing-cycles>
    <meta:document-statistic meta:table-count="3" meta:cell-count="49" meta:object-count="0"/>
    <meta:generator>OpenOffice/4.1.13$Win32 OpenOffice.org_project/4113m1$Build-9810</meta:generator>
  </office:meta>
</office:document-meta>
</file>